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C3731482.png"/>
  <manifest:file-entry manifest:media-type="image/png" manifest:full-path="Pictures/10000000000003200000025860F0A872.png"/>
  <manifest:file-entry manifest:media-type="image/png" manifest:full-path="Pictures/10000000000003200000025807A0AE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431cm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Opening-title">
      <style:graphic-properties draw:auto-grow-height="true" fo:min-height="5.951cm"/>
    </style:style>
    <style:style style:name="pr2" style:family="presentation" style:parent-style-name="Opening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257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auto-grow-height="true" fo:min-height="3.508cm"/>
    </style:style>
    <style:style style:name="pr9" style:family="presentation" style:parent-style-name="Closing-subtitle">
      <style:graphic-properties draw:fill-color="#ffffff" draw:auto-grow-height="true" fo:min-height="1.846cm"/>
    </style:style>
    <style:style style:name="pr10" style:family="presentation" style:parent-style-name="Closing-notes">
      <style:graphic-properties draw:fill-color="#ffffff" draw:auto-grow-height="true" fo:min-height="12.57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text-properties fo:color="#dc003c" fo:font-family="'Courier 10 Pitch'" style:font-pitch="fixed" fo:font-size="24pt" style:font-size-asian="24pt" style:font-size-complex="24pt"/>
    </style:style>
    <style:style style:name="P4" style:family="paragraph">
      <style:text-properties fo:font-family="'Courier 10 Pitch'" style:font-pitch="fixed"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color="#dc003c" fo:font-family="'Courier 10 Pitch'" style:font-pitch="fixed"/>
    </style:style>
    <style:style style:name="P7" style:family="paragraph">
      <style:text-properties fo:color="#dc003c" fo:font-family="'Courier 10 Pitch'" style:font-pitch="fixed" fo:font-size="80pt" style:font-size-asian="80pt" style:font-size-complex="80pt"/>
    </style:style>
    <style:style style:name="P8" style:family="paragraph">
      <style:text-properties fo:font-family="'Courier 10 Pitch'" style:font-pitch="fixed"/>
    </style:style>
    <style:style style:name="T1" style:family="text">
      <style:text-properties fo:color="#ffffff" fo:font-family="'Courier 10 Pitch'" style:font-pitch="fixed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color="#dc003c" fo:font-family="'Courier 10 Pitch'" style:font-style-name="Regular" style:font-pitch="fixed" fo:font-size="32pt" style:font-size-asian="32pt" style:font-size-complex="32pt"/>
    </style:style>
    <style:style style:name="T5" style:family="text">
      <style:text-properties fo:color="#dc003c" fo:font-family="'Courier 10 Pitch'" style:font-pitch="fixed"/>
    </style:style>
    <style:style style:name="T6" style:family="text">
      <style:text-properties fo:font-family="'Courier 10 Pitch'" style:font-pitch="fixe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dc003c" fo:font-family="'Courier 10 Pitch'" style:font-pitch="fixed" fo:font-size="24pt" style:font-size-asian="24pt" style:font-size-complex="24pt"/>
    </style:style>
    <style:style style:name="T10" style:family="text">
      <style:text-properties fo:color="#dc003c" fo:font-family="'Courier 10 Pitch'" style:font-pitch="fixed"/>
    </style:style>
    <style:style style:name="T11" style:family="text">
      <style:text-properties fo:font-family="'Courier 10 Pitch'" style:font-pitch="fixed" fo:font-size="24pt" style:font-size-asian="24pt" style:font-size-complex="24pt"/>
    </style:style>
    <style:style style:name="T12" style:family="text">
      <style:text-properties fo:color="#dc003c" fo:font-family="'Courier 10 Pitch'" style:font-pitch="fixed"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dc003c" fo:font-family="'Courier 10 Pitch'" style:font-pitch="fixed" fo:font-style="normal" style:font-style-asian="normal" style:font-style-complex="normal"/>
    </style:style>
    <style:style style:name="T14" style:family="text">
      <style:text-properties fo:color="#dc003c" fo:font-family="'Courier 10 Pitch'" style:font-pitch="fixed"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dc003c" fo:font-family="'Courier 10 Pitch'" style:font-pitch="fixed" fo:font-size="80pt" style:font-size-asian="80pt" style:font-size-complex="8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ening" presentation:presentation-page-layout-name="AL1T19">
        <office:forms form:automatic-focus="false" form:apply-design-mode="false"/>
        <draw:frame presentation:style-name="pr1" draw:text-style-name="P2" draw:layer="layout" svg:width="25.851cm" svg:height="5.951cm" svg:x="0.738cm" svg:y="0.838cm" presentation:class="title" presentation:user-transformed="true">
          <draw:text-box>
            <text:p text:style-name="P1"><text:span text:style-name="T1">#!/bin/bash</text:span><text:span text:style-name="T2"><text:line-break/></text:span><text:span text:style-name="T2">Federico Heinz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ista General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Un shell no es un marisco</text:p>
              </text:list-item>
              <text:list-item>
                <text:p>Dónde conseguir información</text:p>
              </text:list-item>
              <text:list-item>
                <text:p>Herramientas básicas y avanzadas</text:p>
              </text:list-item>
              <text:list-item>
                <text:p>Trampas que nos acechan</text:p>
              </text:list-item>
              <text:list-item>
                <text:p>Cuentos de terror</text:p>
              </text:list-item>
              <text:list-item>
                <text:p>Trucos út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sh vs. el resto del mundo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•“Bourne Again SHell”, heredero de <text:span text:style-name="T3">sh</text:span></text:p>
              </text:list-item>
              <text:list-item>
                <text:p>No es el único shell:</text:p>
                <text:list>
                  <text:list-item>
                    <text:p>sh, csh, ksh, ash, dash... </text:p>
                  </text:list-item>
                  <text:list-item>
                    <text:p>¿Python? ¿¿Perl?? ¿¿¿awk???</text:p>
                  </text:list-item>
                  <text:list-item>
                    <text:p>Tu propio shell.</text:p>
                  </text:list-item>
                </text:list>
              </text:list-item>
              <text:list-item>
                <text:p>Diría Douglas Adams: son bastante, pero no del todo distintos entre sí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257cm" svg:x="1.399cm" svg:y="0.962cm" presentation:class="title">
          <draw:text-box>
            <text:p>Esquizofrenia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4">#!/bin/???</text:span></text:p>
                <text:list>
                  <text:list-item>
                    <text:p><text:s/><text:span text:style-name="T5">#!/bin/bash</text:span>: siempre bash... si está</text:p>
                  </text:list-item>
                  <text:list-item>
                    <text:p><text:s/><text:span text:style-name="T5">#!/bin/sh</text:span>: el shell del sistema</text:p>
                    <text:list>
                      <text:list-item>
                        <text:p>puede ser bash o no</text:p>
                      </text:list-item>
                      <text:list-item>
                        <text:p>bash se porta distinto</text:p>
                      </text:list-item>
                      <text:list-item>
                        <text:p>Suele usarse en startup scripts (<text:span text:style-name="T6">/etc/init.d/*</text:span>)</text:p>
                      </text:list-item>
                    </text:list>
                  </text:list-item>
                  <text:list-item>
                    <text:p><text:span text:style-name="T5">#!/bin/sh^M</text:span>: <text:span text:style-name="T7">DOS MUST DIE!</text:span></text:p>
                  </text:list-item>
                  <text:list-item>
                    <text:p><text:span text:style-name="T5">#!/bin/foo</text:span></text:p>
                    <text:list>
                      <text:list-item>
                        <text:p>Por <text:span text:style-name="T8">eso</text:span> tan popular <text:span text:style-name="T5">#</text:span> para comentarios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257cm" svg:x="1.399cm" svg:y="0.962cm" presentation:class="title">
          <draw:text-box>
            <text:p>RTFM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Toneladas de info en el sistema:</text:p>
                <text:list>
                  <text:list-item>
                    <text:p><text:span text:style-name="T5">man bash</text:span>: referencia “rápida”</text:p>
                  </text:list-item>
                  <text:list-item>
                    <text:p><text:span text:style-name="T5">bash-doc</text:span>: de todo un poco</text:p>
                  </text:list-item>
                </text:list>
              </text:list-item>
              <text:list-item>
                <text:p>¡<text:span text:style-name="T6">man</text:span> es tu amigo!</text:p>
              </text:list-item>
              <text:list-item>
                <text:p>La red está llena de recet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Recorrer una lista</text:p>
          </draw:text-box>
        </draw:frame>
        <draw:frame presentation:style-name="pr4" draw:layer="layout" svg:width="12.587cm" svg:height="13.863cm" svg:x="14.003cm" svg:y="4.915cm" presentation:class="outline" presentation:user-transformed="true">
          <draw:text-box>
            <text:list text:style-name="L2">
              <text:list-item>
                <text:p><text:span text:style-name="T5">do</text:span>/<text:span text:style-name="T5">done</text:span> delimitan el cuerpo</text:p>
              </text:list-item>
              <text:list-item>
                <text:p><text:span text:style-name="T5">i</text:span>/<text:span text:style-name="T5">$i</text:span>, <text:span text:style-name="T5">a</text:span>/<text:span text:style-name="T5">$a</text:span></text:p>
              </text:list-item>
              <text:list-item>
                <text:p><text:span text:style-name="T5">;</text:span> como delimitador</text:p>
              </text:list-item>
              <text:list-item>
                <text:p>Delimitador no hace falta luego de <text:span text:style-name="T5">do</text:span></text:p>
                <text:list>
                  <text:list-item>
                    <text:p>¿molesta?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358cm" svg:height="13.681cm" svg:x="1.323cm" svg:y="5.001cm">
          <draw:text-box>
            <text:p><text:span text:style-name="T9"># recorrer una lista</text:span></text:p>
            <text:p><text:span text:style-name="T9">for i in 1 2 3; do</text:span></text:p>
            <text:p><text:span text:style-name="T9"><text:tab/></text:span><text:span text:style-name="T9">echo $i</text:span></text:p>
            <text:p><text:span text:style-name="T9">done</text:span></text:p>
            <text:p><text:span text:style-name="T9"/></text:p>
            <text:p><text:span text:style-name="T9"># recorrer un archivo</text:span></text:p>
            <text:p><text:span text:style-name="T9">while read a; do</text:span></text:p>
            <text:p><text:span text:style-name="T9"><text:tab/></text:span><text:span text:style-name="T9">echo $a</text:span></text:p>
            <text:p><text:span text:style-name="T9">done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Selección múltiple</text:p>
          </draw:text-box>
        </draw:frame>
        <draw:frame presentation:style-name="Default-outline1" draw:layer="layout" svg:width="12.587cm" svg:height="13.863cm" svg:x="14.003cm" svg:y="4.915cm" presentation:class="outline" presentation:user-transformed="true">
          <draw:text-box>
            <text:list text:style-name="L2">
              <text:list-item>
                <text:p>Matchea una palabra contra expresiones regulares</text:p>
              </text:list-item>
              <text:list-item>
                <text:p>¡No necesariamente nombres de archivos!</text:p>
              </text:list-item>
              <text:list-item>
                <text:p><text:span text:style-name="T10">;;</text:span> separa casos</text:p>
              </text:list-item>
              <text:list-item>
                <text:p><text:span text:style-name="T10">;&amp;</text:span> se “cae” en el próximo caso</text:p>
              </text:list-item>
              <text:list-item>
                <text:p><text:span text:style-name="T10">;;&amp;</text:span> sigue matcheando</text:p>
              </text:list-item>
            </text:list>
          </draw:text-box>
        </draw:frame>
        <draw:frame draw:style-name="gr2" draw:text-style-name="P4" draw:layer="layout" svg:width="12.358cm" svg:height="13.681cm" svg:x="1.323cm" svg:y="5.001cm">
          <draw:text-box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2" draw:text-style-name="P3" draw:layer="layout" svg:width="12.358cm" svg:height="13.681cm" svg:x="1.323cm" svg:y="5.002cm">
          <draw:text-box>
            <text:p><text:span text:style-name="T9">case $a in</text:span></text:p>
            <text:p><text:span text:style-name="T9"><text:s text:c="2"/></text:span><text:span text:style-name="T9">*.c)</text:span></text:p>
            <text:p><text:span text:style-name="T9"><text:s text:c="4"/></text:span><text:span text:style-name="T9">echo 'código C'</text:span></text:p>
            <text:p><text:span text:style-name="T9"><text:s text:c="4"/></text:span><text:span text:style-name="T9">;;</text:span></text:p>
            <text:p><text:span text:style-name="T9"><text:s text:c="2"/></text:span><text:span text:style-name="T9">*.cpp)</text:span></text:p>
            <text:p><text:span text:style-name="T9"><text:s text:c="4"/></text:span><text:span text:style-name="T9">echo 'código C++'</text:span></text:p>
            <text:p><text:span text:style-name="T9"><text:s text:c="4"/></text:span><text:span text:style-name="T9">;;</text:span></text:p>
            <text:p><text:span text:style-name="T9"><text:s text:c="2"/></text:span><text:span text:style-name="T9">*) echo 'quisió'</text:span></text:p>
            <text:p><text:span text:style-name="T9">esac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257cm" svg:x="1.399cm" svg:y="0.962cm" presentation:class="title">
          <draw:text-box>
            <text:p>Expansiones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on tarea del shell</text:p>
                <text:list>
                  <text:list-item>
                    <text:p>El usuario tipea:</text:p>
                    <text:list>
                      <text:list-header>
                        <text:p><text:span text:style-name="T5">echo $HOME/ {b,l}*</text:span></text:p>
                      </text:list-header>
                    </text:list>
                  </text:list-item>
                  <text:list-item>
                    <text:p>El sistema ejecuta:</text:p>
                    <text:list>
                      <text:list-header>
                        <text:p><text:span text:style-name="T5">echo /home/fheinz /bin /boot /lib /lib64</text:span></text:p>
                      </text:list-header>
                    </text:list>
                  </text:list-item>
                </text:list>
              </text:list-item>
              <text:list-item>
                <text:p>¡Puede explotar el buffer de la línea de comando!</text:p>
              </text:list-item>
              <text:list-item>
                <text:p>El quoting correcto es un ar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Variables vs. “palabras”</text:p>
          </draw:text-box>
        </draw:frame>
        <draw:frame presentation:style-name="Default-outline1" draw:layer="layout" svg:width="12.587cm" svg:height="13.863cm" svg:x="14.003cm" svg:y="4.915cm" presentation:class="outline" presentation:user-transformed="true">
          <draw:text-box>
            <text:list text:style-name="L2">
              <text:list-item>
                <text:p>Expande primero, separa después.</text:p>
              </text:list-item>
              <text:list-item>
                <text:p>¡Nombres de archivo que contienen espacios!</text:p>
              </text:list-item>
              <text:list-item>
                <text:p>Separación en palabras y globbing son los dos últimos pasos</text:p>
              </text:list-item>
              <text:list-item>
                <text:p><text:span text:style-name="T5">a=foo</text:span> ≠ <text:span text:style-name="T5">a = foo</text:span></text:p>
              </text:list-item>
              <text:list-item>
                <text:p>¿Qué hace el comando <text:span text:style-name="T10">$a=foo</text:span>? <text:s/></text:p>
              </text:list-item>
            </text:list>
          </draw:text-box>
        </draw:frame>
        <draw:frame draw:style-name="gr2" draw:text-style-name="P3" draw:layer="layout" svg:width="12.358cm" svg:height="13.681cm" svg:x="1.323cm" svg:y="5.001cm">
          <draw:text-box>
            <text:p><text:span text:style-name="T9">$ a="foo bar"</text:span></text:p>
            <text:p><text:span text:style-name="T9">$ for i in $a ; do</text:span></text:p>
            <text:p><text:span text:style-name="T9"><text:s text:c="4"/></text:span><text:span text:style-name="T9">echo $i</text:span></text:p>
            <text:p><text:span text:style-name="T9"><text:s text:c="2"/></text:span><text:span text:style-name="T9">done</text:span></text:p>
            <text:p><text:span text:style-name="T9">foo</text:span></text:p>
            <text:p><text:span text:style-name="T9">bar</text:span></text:p>
            <text:p><text:span text:style-name="T9">$ for i in "$a" ; do</text:span></text:p>
            <text:p><text:span text:style-name="T9"><text:s text:c="4"/></text:span><text:span text:style-name="T9">echo $i</text:span></text:p>
            <text:p><text:span text:style-name="T9"><text:s text:c="2"/></text:span><text:span text:style-name="T9">done</text:span></text:p>
            <text:p><text:span text:style-name="T9">foo ba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Comillas</text:p>
          </draw:text-box>
        </draw:frame>
        <draw:frame presentation:style-name="Default-outline1" draw:layer="layout" svg:width="12.587cm" svg:height="13.863cm" svg:x="14.003cm" svg:y="4.915cm" presentation:class="outline" presentation:user-transformed="true">
          <draw:text-box>
            <text:list text:style-name="L2">
              <text:list-item>
                <text:p><text:span text:style-name="T5">“”</text:span> no hace globbing</text:p>
              </text:list-item>
              <text:list-item>
                <text:p><text:span text:style-name="T5">''</text:span> no hace nada</text:p>
              </text:list-item>
              <text:list-item>
                <text:p><text:span text:style-name="T5">``</text:span> reemplaza su contenido por la salida de ejecutarlo</text:p>
                <text:list>
                  <text:list-item>
                    <text:p>Mejor <text:span text:style-name="T5">$()</text:span><text:span text:style-name="T6"> </text:span><text:s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584cm" svg:height="15.963cm" svg:x="1.323cm" svg:y="5.001cm">
          <draw:text-box>
            <text:p><text:span text:style-name="T9">$ a="/bin/pw*"</text:span></text:p>
            <text:p><text:span text:style-name="T9">$ echo $a</text:span></text:p>
            <text:p><text:span text:style-name="T9">/bin/pwd</text:span></text:p>
            <text:p><text:span text:style-name="T9">$ echo “$a”</text:span></text:p>
            <text:p><text:span text:style-name="T9">/bin/pw*</text:span></text:p>
            <text:p><text:span text:style-name="T9">$ echo '$a'</text:span></text:p>
            <text:p><text:span text:style-name="T9">$a</text:span></text:p>
            <text:p><text:span text:style-name="T9">$ echo `$a`</text:span></text:p>
            <text:p><text:span text:style-name="T9">/tmp</text:span></text:p>
            <text:p><text:span text:style-name="T9">$ echo $(echo “$a”)</text:span></text:p>
            <text:p><text:span text:style-name="T9">/bin/pwd</text:span></text:p>
            <text:p><text:span text:style-name="T9">$ echo “$(echo “$a”)”</text:span></text:p>
            <text:p><text:span text:style-name="T9">/bin/pw*</text:span></text:p>
            <text:p><text:span text:style-name="T9">$ echo “$(echo $a)”</text:span></text:p>
            <text:p><text:span text:style-name="T12">?</text:span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Scope de variables</text:p>
          </draw:text-box>
        </draw:frame>
        <draw:frame presentation:style-name="Default-outline1" draw:layer="layout" svg:width="12.587cm" svg:height="13.863cm" svg:x="14.003cm" svg:y="4.915cm" presentation:class="outline" presentation:user-transformed="true">
          <draw:text-box>
            <text:list text:style-name="L2">
              <text:list-item>
                <text:p>Variables/variables de entorno</text:p>
                <text:list>
                  <text:list-item>
                    <text:p><text:span text:style-name="T5">export</text:span> promueve</text:p>
                  </text:list-item>
                </text:list>
              </text:list-item>
              <text:list-item>
                <text:p><text:span text:style-name="T5">()</text:span> invoca un sub-shell</text:p>
              </text:list-item>
            </text:list>
          </draw:text-box>
        </draw:frame>
        <draw:frame draw:style-name="gr2" draw:text-style-name="P3" draw:layer="layout" svg:width="12.358cm" svg:height="13.681cm" svg:x="1.323cm" svg:y="5.001cm">
          <draw:text-box>
            <text:p><text:span text:style-name="T9">$ a=foo</text:span></text:p>
            <text:p><text:span text:style-name="T9">$ echo $a</text:span></text:p>
            <text:p><text:span text:style-name="T9">foo</text:span></text:p>
            <text:p><text:span text:style-name="T9">$ sh -c 'echo $a'</text:span></text:p>
            <text:p><text:span text:style-name="T9"/></text:p>
            <text:p><text:span text:style-name="T9">$ (echo $a)</text:span></text:p>
            <text:p><text:span text:style-name="T9">foo</text:span></text:p>
            <text:p><text:span text:style-name="T9">$ export a</text:span></text:p>
            <text:p><text:span text:style-name="T9">$ sh -c 'echo $a'</text:span></text:p>
            <text:p><text:span text:style-name="T9">fo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Scope de variables</text:p>
          </draw:text-box>
        </draw:frame>
        <draw:frame presentation:style-name="Default-outline1" draw:layer="layout" svg:width="12.587cm" svg:height="13.863cm" svg:x="14.003cm" svg:y="4.915cm" presentation:class="outline" presentation:user-transformed="true">
          <draw:text-box>
            <text:list text:style-name="L2">
              <text:list-item>
                <text:p>No se puede modificar el entorno del progenitor desde un descendiente</text:p>
                <text:list>
                  <text:list-item>
                    <text:p>En serio</text:p>
                  </text:list-item>
                  <text:list-item>
                    <text:p>Te juro</text:p>
                  </text:list-item>
                </text:list>
              </text:list-item>
              <text:list-item>
                <text:p>¿Por qué?</text:p>
              </text:list-item>
              <text:list-item>
                <text:p><text:span text:style-name="T5">source</text:span> o <text:span text:style-name="T5">.</text:span> ejecutan un archivo en el mismo shell</text:p>
              </text:list-item>
            </text:list>
          </draw:text-box>
        </draw:frame>
        <draw:frame draw:style-name="gr2" draw:text-style-name="P3" draw:layer="layout" svg:width="12.358cm" svg:height="13.681cm" svg:x="1.323cm" svg:y="5.001cm">
          <draw:text-box>
            <text:p><text:span text:style-name="T9">$ export b=bar</text:span></text:p>
            <text:p><text:span text:style-name="T9">$ (b=foobar; echo $b)</text:span></text:p>
            <text:p><text:span text:style-name="T9">foobar</text:span></text:p>
            <text:p><text:span text:style-name="T9">$ echo $b</text:span></text:p>
            <text:p><text:span text:style-name="T9">bar</text:span></text:p>
            <text:p><text:span text:style-name="T9">$ echo b=foobar &gt;f</text:span></text:p>
            <text:p><text:span text:style-name="T9">$ . f</text:span></text:p>
            <text:p><text:span text:style-name="T9">$ echo $b</text:span></text:p>
            <text:p><text:span text:style-name="T9">fooba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Subshell implícito</text:p>
          </draw:text-box>
        </draw:frame>
        <draw:frame presentation:style-name="Default-outline1" draw:layer="layout" svg:width="12.587cm" svg:height="13.863cm" svg:x="14.003cm" svg:y="4.915cm" presentation:class="outline" presentation:user-transformed="true">
          <draw:text-box>
            <text:list text:style-name="L2">
              <text:list-item>
                <text:p>Los pipes implican usar un subshell</text:p>
              </text:list-item>
              <text:list-item>
                <text:p>Suele mordernos cuando hacemos loops</text:p>
              </text:list-item>
              <text:list-item>
                <text:p>Se soluciona con process substitution (en sistemas con named pipes)</text:p>
              </text:list-item>
            </text:list>
          </draw:text-box>
        </draw:frame>
        <draw:frame draw:style-name="gr2" draw:text-style-name="P3" draw:layer="layout" svg:width="12.358cm" svg:height="13.681cm" svg:x="1.323cm" svg:y="5.001cm">
          <draw:text-box>
            <text:p><text:span text:style-name="T9">$ ls | while read f; do</text:span></text:p>
            <text:p><text:span text:style-name="T9"><text:s text:c="4"/></text:span><text:span text:style-name="T9">l=$f</text:span></text:p>
            <text:p><text:span text:style-name="T9"><text:s text:c="2"/></text:span><text:span text:style-name="T9">done</text:span></text:p>
            <text:p><text:span text:style-name="T9">$ echo $l</text:span></text:p>
            <text:p><text:span text:style-name="T9"/></text:p>
            <text:p><text:span text:style-name="T9">$ while read f; do</text:span></text:p>
            <text:p><text:span text:style-name="T9"><text:s text:c="4"/></text:span><text:span text:style-name="T9">l=$f</text:span></text:p>
            <text:p><text:span text:style-name="T9"><text:s text:c="2"/></text:span><text:span text:style-name="T9">done &lt; &lt;(ls -d /s*) </text:span></text:p>
            <text:p><text:span text:style-name="T9">$ echo $l</text:span></text:p>
            <text:p><text:span text:style-name="T9">/sys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Parámetros</text:p>
          </draw:text-box>
        </draw:frame>
        <draw:frame presentation:style-name="Default-outline1" draw:layer="layout" svg:width="12.587cm" svg:height="13.863cm" svg:x="14.003cm" svg:y="4.915cm" presentation:class="outline" presentation:user-transformed="true">
          <draw:text-box>
            <text:list text:style-name="L2">
              <text:list-item>
                <text:p><text:span text:style-name="T5">$0</text:span>: nombre del script</text:p>
              </text:list-item>
              <text:list-item>
                <text:p><text:span text:style-name="T5">$1</text:span> … <text:span text:style-name="T5">$n</text:span>: parámetros</text:p>
              </text:list-item>
              <text:list-item>
                <text:p><text:span text:style-name="T5">shift</text:span> “corre” los valores un lugar a la izquierda</text:p>
              </text:list-item>
              <text:list-item>
                <text:p><text:span text:style-name="T5">$*</text:span> o <text:span text:style-name="T5">$@</text:span>: todos los parámetros</text:p>
              </text:list-item>
              <text:list-item>
                <text:p><text:span text:style-name="T5">$#</text:span>: cantidad de parámetros</text:p>
              </text:list-item>
            </text:list>
          </draw:text-box>
        </draw:frame>
        <draw:frame draw:style-name="gr2" draw:text-style-name="P3" draw:layer="layout" svg:width="12.358cm" svg:height="14.981cm" svg:x="1.323cm" svg:y="5.001cm">
          <draw:text-box>
            <text:p><text:span text:style-name="T9">$ cat parms</text:span></text:p>
            <text:p><text:span text:style-name="T9">#!/bin/bash</text:span></text:p>
            <text:p><text:span text:style-name="T9">echo $0 $1 $3</text:span></text:p>
            <text:p><text:span text:style-name="T9">echo $@</text:span></text:p>
            <text:p><text:span text:style-name="T9">$ ./parms foo bar baz</text:span></text:p>
            <text:p><text:span text:style-name="T9">./parms foo baz</text:span></text:p>
            <text:p><text:span text:style-name="T9">foo bar baz</text:span></text:p>
            <text:p><text:span text:style-name="T9">$ cat loop</text:span></text:p>
            <text:p><text:span text:style-name="T9">#!/bin/bash</text:span></text:p>
            <text:p><text:span text:style-name="T9">while [ $# -gt 0 ]; do</text:span></text:p>
            <text:p><text:span text:style-name="T9"><text:tab/></text:span><text:span text:style-name="T9">echo $1; shift</text:span></text:p>
            <text:p><text:span text:style-name="T9">done</text:span></text:p>
            <text:p><text:span text:style-name="T9">$ loop foo bar</text:span></text:p>
            <text:p><text:span text:style-name="T9">foo</text:span></text:p>
            <text:p><text:span text:style-name="T9">ba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257cm" svg:x="1.399cm" svg:y="0.962cm" presentation:class="title">
          <draw:text-box>
            <text:p><text:span text:style-name="T5">“</text:span><text:span text:style-name="T5">$*”</text:span> vs <text:span text:style-name="T5">“$@”</text:span>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Casos especiales de double-quoting</text:p>
              </text:list-item>
              <text:list-item>
                <text:p>Invocación: <text:span text:style-name="T6">script foo bar baz</text:span></text:p>
                <text:list>
                  <text:list-item>
                    <text:p><text:span text:style-name="T5">echo $*</text:span> ≡ <text:span text:style-name="T5">echo $@</text:span> ≡ <text:span text:style-name="T5">echo $1 $2 $3</text:span></text:p>
                  </text:list-item>
                  <text:list-item>
                    <text:p><text:span text:style-name="T5">echo “$@”</text:span> ≡ <text:span text:style-name="T5">echo “$1” “$2” “$3”</text:span></text:p>
                  </text:list-item>
                  <text:list-item>
                    <text:p><text:span text:style-name="T5">echo “$*”</text:span> ≡ <text:span text:style-name="T5">echo “$</text:span><text:span text:style-name="T13">1 $2 $3</text:span><text:span text:style-name="T5">”</text:span></text:p>
                  </text:list-item>
                  <text:list-item>
                    <text:p>En rigor de verdad:</text:p>
                    <text:list>
                      <text:list-item>
                        <text:p><text:span text:style-name="T5">echo “$*”</text:span> ≡ <text:span text:style-name="T6">echo </text:span><text:span text:style-name="T5">“$1</text:span><text:span text:style-name="T14">c</text:span><text:span text:style-name="T5">$2</text:span><text:span text:style-name="T14">c</text:span><text:span text:style-name="T5">$3”</text:span><text:span text:style-name="T6"><text:tab/></text:span></text:p>
                      </text:list-item>
                      <text:list-item>
                        <text:p><text:span text:style-name="T14">c</text:span> es primer carácter de <text:span text:style-name="T5">IF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Know thy tools</text:p>
          </draw:text-box>
        </draw:frame>
        <draw:frame presentation:style-name="pr4" draw:text-style-name="P6" draw:layer="layout" svg:width="12.292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5">ls</text:span></text:p>
              </text:list-item>
              <text:list-item>
                <text:p><text:span text:style-name="T5">cat</text:span></text:p>
              </text:list-item>
              <text:list-item>
                <text:p><text:span text:style-name="T5">date</text:span></text:p>
              </text:list-item>
              <text:list-item>
                <text:p><text:span text:style-name="T5">basename/dirname</text:span></text:p>
              </text:list-item>
              <text:list-item>
                <text:p><text:span text:style-name="T5">cut/join</text:span></text:p>
              </text:list-item>
              <text:list-item>
                <text:p><text:span text:style-name="T5">head/tail</text:span></text:p>
              </text:list-item>
              <text:list-item>
                <text:p><text:span text:style-name="T5">tr</text:span></text:p>
              </text:list-item>
            </text:list>
          </draw:text-box>
        </draw:frame>
        <draw:frame presentation:style-name="pr4" draw:layer="layout" svg:width="12.292cm" svg:height="13.863cm" svg:x="14.306cm" svg:y="4.915cm" presentation:class="outline">
          <draw:text-box>
            <text:list text:style-name="L2">
              <text:list-item>
                <text:p><text:span text:style-name="T5">sort</text:span></text:p>
              </text:list-item>
              <text:list-item>
                <text:p><text:span text:style-name="T5">uniq</text:span></text:p>
              </text:list-item>
              <text:list-item>
                <text:p><text:span text:style-name="T5">seq</text:span></text:p>
              </text:list-item>
              <text:list-item>
                <text:p><text:span text:style-name="T5">grep</text:span></text:p>
              </text:list-item>
              <text:list-item>
                <text:p><text:span text:style-name="T5">tee</text:span></text:p>
              </text:list-item>
              <text:list-item>
                <text:p><text:span text:style-name="T5">wc</text:span></text:p>
              </text:list-item>
              <text:list-item>
                <text:p><text:span text:style-name="T5">test</text:span> (aka <text:span text:style-name="T5">[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257cm" svg:x="1.399cm" svg:y="0.962cm" presentation:class="title">
          <draw:text-box>
            <text:p>Herramientas avanzadas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5">find</text:span> – seleccionar archivos según múltiples criterios</text:p>
              </text:list-item>
              <text:list-item>
                <text:p><text:span text:style-name="T5">xargs</text:span> – ejecutar una serie de comandos sobre una lista de palabras</text:p>
              </text:list-item>
              <text:list-item>
                <text:p><text:span text:style-name="T5">sed</text:span>/<text:span text:style-name="T5">awk</text:span> – procesamiento de streams de texto</text:p>
                <text:p><text:span text:style-name="T5">find /etc -type f -mtime 2 | \</text:span><text:span text:style-name="T5"><text:line-break/></text:span><text:span text:style-name="T5"> <text:s/>xargs grep -l foo | \</text:span><text:span text:style-name="T5"><text:line-break/></text:span><text:span text:style-name="T5"> <text:s text:c="3"/>xargs sed -i.bak -e s/bar/baz/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257cm" svg:x="1.399cm" svg:y="0.962cm" presentation:class="title">
          <draw:text-box>
            <text:p>Short-circuited evaluation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Muy común como reemplazo de condicionales:</text:p>
                <text:list>
                  <text:list-header>
                    <text:p><text:span text:style-name="T5">[ ! -f “$1” ] || \</text:span><text:span text:style-name="T5"><text:line-break/></text:span><text:span text:style-name="T5"> <text:s/>{ echo “$0: no $1!”; exit 1; }</text:span></text:p>
                  </text:list-header>
                </text:list>
              </text:list-item>
              <text:list-item>
                <text:p>Esto <text:span text:style-name="T15">no</text:span> anda:</text:p>
                <text:list>
                  <text:list-header>
                    <text:p><text:span text:style-name="T5">[ ! -f “$1” ] || \</text:span><text:span text:style-name="T5"><text:line-break/></text:span><text:span text:style-name="T5"> <text:s/>echo “$0: no $1!” &amp;&amp; exit 1</text:span></text:p>
                  </text:list-header>
                </text:list>
              </text:list-item>
              <text:list-item>
                <text:p>Secuencia de comandos dependientes</text:p>
                <text:list>
                  <text:list-header>
                    <text:p><text:span text:style-name="T5">c1 &amp;&amp; c2 &amp;&amp; c3 || exit 1</text:span></text:p>
                  </text:list-header>
                </text:list>
              </text:list-item>
              <text:list-item>
                <text:p>¡Lógica negada! <text:span text:style-name="T5">0</text:span> es <text:span text:style-name="T5">tr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257cm" svg:x="1.399cm" svg:y="0.962cm" presentation:class="title">
          <draw:text-box>
            <text:p>Redirección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ilenciar mensajes de error</text:p>
                <text:list>
                  <text:list-header>
                    <text:p><text:span text:style-name="T5">foo 2&gt;/dev/null</text:span></text:p>
                  </text:list-header>
                </text:list>
              </text:list-item>
              <text:list-item>
                <text:p>Enviar mensajes a <text:span text:style-name="T6">stderr</text:span></text:p>
                <text:list>
                  <text:list-header>
                    <text:p><text:span text:style-name="T5">echo “crap!” &gt;&amp;2</text:span></text:p>
                  </text:list-header>
                </text:list>
              </text:list-item>
              <text:list-item>
                <text:p>Incluir <text:span text:style-name="T6">stderr</text:span> en <text:span text:style-name="T6">stdout</text:span></text:p>
                <text:list>
                  <text:list-header>
                    <text:p><text:span text:style-name="T5">foo 2&gt;&amp;1</text:span></text:p>
                  </text:list-header>
                </text:list>
              </text:list-item>
              <text:list-item>
                <text:p>Concatenar <text:span text:style-name="T6">stdout</text:span>s</text:p>
                <text:list>
                  <text:list-header>
                    <text:p><text:span text:style-name="T5">{ ls; echo foo; } | sor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257cm" svg:x="1.399cm" svg:y="0.962cm" presentation:class="title" presentation:user-transformed="true">
          <draw:text-box>
            <text:p>Funcione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Scripts dentro del script</text:p>
                <text:list>
                  <text:list-header>
                    <text:p><text:span text:style-name="T5">$ myecho () { echo $0 "$*"; }</text:span><text:span text:style-name="T5"><text:line-break/></text:span><text:span text:style-name="T5">$ myecho foo bar</text:span><text:span text:style-name="T5"><text:line-break/></text:span><text:span text:style-name="T5">bash foo bar</text:span></text:p>
                  </text:list-header>
                </text:list>
              </text:list-item>
              <text:list-item>
                <text:p>Devuelven lo que el último comando ejecutado</text:p>
              </text:list-item>
            </text:list>
          </draw:text-box>
        </draw:frame>
        <draw:frame draw:style-name="gr3" draw:text-style-name="P7" draw:layer="layout" svg:width="24.416cm" svg:height="3.524cm" svg:x="2.042cm" svg:y="14.326cm">
          <draw:text-box>
            <text:p><text:span text:style-name="T16">:(){ :|:&amp; };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Operando con variables</text:p>
          </draw:text-box>
        </draw:frame>
        <draw:frame presentation:style-name="Default-outline1" draw:layer="layout" svg:width="12.587cm" svg:height="13.863cm" svg:x="14.003cm" svg:y="4.915cm" presentation:class="outline" presentation:user-transformed="true">
          <draw:text-box>
            <text:list text:style-name="L2">
              <text:list-item>
                <text:p>Aritmética elemental incorporada</text:p>
              </text:list-item>
              <text:list-item>
                <text:p>Se pueden usar llaves para desambiguar</text:p>
              </text:list-item>
            </text:list>
          </draw:text-box>
        </draw:frame>
        <draw:frame draw:style-name="gr2" draw:text-style-name="P3" draw:layer="layout" svg:width="12.358cm" svg:height="13.681cm" svg:x="1.323cm" svg:y="5.001cm">
          <draw:text-box>
            <text:p><text:span text:style-name="T9">$ a=2</text:span></text:p>
            <text:p><text:span text:style-name="T9">$ b=5</text:span></text:p>
            <text:p><text:span text:style-name="T9">$ c=$((a+b))</text:span></text:p>
            <text:p><text:span text:style-name="T9">$ object=file</text:span></text:p>
            <text:p><text:span text:style-name="T9">$ echo “$c $objects”</text:span></text:p>
            <text:p><text:span text:style-name="T9">5</text:span></text:p>
            <text:p><text:span text:style-name="T9">$ echo “$c ${object}s”</text:span></text:p>
            <text:p><text:span text:style-name="T9">5 files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rrays</text:p>
          </draw:text-box>
        </draw:frame>
        <draw:frame presentation:style-name="pr4" draw:layer="layout" svg:width="12.587cm" svg:height="13.863cm" svg:x="14.003cm" svg:y="4.915cm" presentation:class="outline" presentation:user-transformed="true">
          <draw:text-box>
            <text:list text:style-name="L2">
              <text:list-item>
                <text:p>Índice numérico basado en 0</text:p>
              </text:list-item>
              <text:list-item>
                <text:p>Las llaves no son opcionales</text:p>
              </text:list-item>
              <text:list-item>
                <text:p>¿Multi-dimensional? Probablemente no sea una tarea para bash</text:p>
              </text:list-item>
            </text:list>
          </draw:text-box>
        </draw:frame>
        <draw:frame draw:style-name="gr2" draw:text-style-name="P3" draw:layer="layout" svg:width="12.358cm" svg:height="13.999cm" svg:x="1.323cm" svg:y="5.001cm">
          <draw:text-box>
            <text:p><text:span text:style-name="T9">$ a=(uno dos tres)</text:span></text:p>
            <text:p><text:span text:style-name="T9">$ echo $a</text:span></text:p>
            <text:p><text:span text:style-name="T9">uno</text:span></text:p>
            <text:p><text:span text:style-name="T9">$ echo $a[1]</text:span></text:p>
            <text:p><text:span text:style-name="T9">uno[1]</text:span></text:p>
            <text:p><text:span text:style-name="T9">$ echo ${a[1]}</text:span></text:p>
            <text:p><text:span text:style-name="T9">dos</text:span></text:p>
            <text:p><text:span text:style-name="T9">$ a[1]=2</text:span></text:p>
            <text:p><text:span text:style-name="T9">$ echo “${a[@]}”</text:span></text:p>
            <text:p><text:span text:style-name="T9">uno 2 tres</text:span></text:p>
            <text:p><text:span text:style-name="T9">$ IFS=/</text:span></text:p>
            <text:p><text:span text:style-name="T9">$ echo “${a[*]}”</text:span></text:p>
            <text:p><text:span text:style-name="T9">uno/2/tres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Diccionarios</text:p>
          </draw:text-box>
        </draw:frame>
        <draw:frame presentation:style-name="pr4" draw:layer="layout" svg:width="12.587cm" svg:height="13.863cm" svg:x="14.003cm" svg:y="4.915cm" presentation:class="outline" presentation:user-transformed="true">
          <draw:text-box>
            <text:list text:style-name="L2">
              <text:list-item>
                <text:p>Se usan igual que los arrays</text:p>
              </text:list-item>
            </text:list>
          </draw:text-box>
        </draw:frame>
        <draw:frame draw:style-name="gr2" draw:text-style-name="P3" draw:layer="layout" svg:width="12.358cm" svg:height="13.681cm" svg:x="1.323cm" svg:y="5.001cm">
          <draw:text-box>
            <text:p><text:span text:style-name="T9">$ b[foo]=bar</text:span></text:p>
            <text:p><text:span text:style-name="T9">$ b[bar]=foo</text:span></text:p>
            <text:p><text:span text:style-name="T9">$ echo ${b[bar]}</text:span></text:p>
            <text:p><text:span text:style-name="T9">foo</text:span></text:p>
            <text:p><text:span text:style-name="T9">$ unset 'b[*]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xpansión avanzada</text:p>
          </draw:text-box>
        </draw:frame>
        <draw:frame presentation:style-name="pr4" draw:text-style-name="P8" draw:layer="layout" svg:width="12.292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5">${foo:-bar}</text:span></text:p>
              </text:list-item>
              <text:list-item>
                <text:p><text:span text:style-name="T5">${foo:=bar}</text:span></text:p>
              </text:list-item>
              <text:list-item>
                <text:p><text:span text:style-name="T5">${foo:?errmsg}</text:span></text:p>
              </text:list-item>
              <text:list-item>
                <text:p><text:span text:style-name="T5">${foo:+bar}</text:span></text:p>
              </text:list-item>
              <text:list-item>
                <text:p><text:span text:style-name="T5">${foo:s:l}</text:span></text:p>
              </text:list-item>
              <text:list-item>
                <text:p><text:span text:style-name="T5">${!foo*}</text:span><text:span text:style-name="T6"> (</text:span><text:span text:style-name="T5">@</text:span><text:span text:style-name="T6">)</text:span></text:p>
              </text:list-item>
              <text:list-item>
                <text:p><text:span text:style-name="T5">${!foo[*]}</text:span><text:span text:style-name="T6"> (</text:span><text:span text:style-name="T5">@</text:span><text:span text:style-name="T6">)</text:span></text:p>
              </text:list-item>
            </text:list>
          </draw:text-box>
        </draw:frame>
        <draw:frame presentation:style-name="pr4" draw:layer="layout" svg:width="12.292cm" svg:height="13.863cm" svg:x="14.306cm" svg:y="4.915cm" presentation:class="outline" presentation:user-transformed="true">
          <draw:text-box>
            <text:list text:style-name="L2">
              <text:list-item>
                <text:p><text:span text:style-name="T5">${#foo}</text:span></text:p>
              </text:list-item>
              <text:list-item>
                <text:p><text:span text:style-name="T5">${#foo[*]}</text:span></text:p>
              </text:list-item>
              <text:list-item>
                <text:p><text:span text:style-name="T5">${foo#pat}</text:span><text:span text:style-name="T6"> (</text:span><text:span text:style-name="T5">##</text:span><text:span text:style-name="T6">)</text:span></text:p>
              </text:list-item>
              <text:list-item>
                <text:p><text:span text:style-name="T5">${foo%pat}</text:span><text:span text:style-name="T6"> (</text:span><text:span text:style-name="T5">%%</text:span><text:span text:style-name="T6">)</text:span></text:p>
              </text:list-item>
              <text:list-item>
                <text:p><text:span text:style-name="T5">${foo/pat/rep}</text:span></text:p>
              </text:list-item>
              <text:list-item>
                <text:p><text:span text:style-name="T5">${foo^pat}</text:span><text:span text:style-name="T6"> (</text:span><text:span text:style-name="T5">^^</text:span><text:span text:style-name="T6">)</text:span></text:p>
              </text:list-item>
              <text:list-item>
                <text:p><text:span text:style-name="T5">${foo,pat}</text:span><text:span text:style-name="T6"> (</text:span><text:span text:style-name="T5">,,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5" draw:layer="layout" svg:width="17.271cm" svg:height="12.322cm" svg:x="2.114cm" svg:y="13.542cm" presentation:class="notes" presentation:user-transformed="true">
            <draw:text-box>
              <text:p><text:span text:style-name="T17">${foo:-bar}</text:span> $foo ? $foo : bar</text:p>
              <text:p><text:span text:style-name="T17">${foo:=bar}</text:span> if !$foo then foo=bar fi ; $foo</text:p>
              <text:p><text:span text:style-name="T17">${foo:?ermsg}</text:span> $foo or die ermsg</text:p>
              <text:p><text:span text:style-name="T17">${foo:+bar}</text:span> $foo ? expansión de bar : “”</text:p>
              <text:p><text:span text:style-name="T17">${foo:s:l}</text:span> substring de $foo. length <text:s/>opcional.</text:p>
              <text:p><text:span text:style-name="T17">${!foo*}/${!foo@}</text:span> nombres de variables que empiezan con “foo”</text:p>
              <text:p><text:span text:style-name="T17">${!foo[@]}/${!foo[*]}</text:span> claves del array $foo.</text:p>
              <text:p><text:span text:style-name="T17">${#foo}</text:span> longitud en caracteres de $foo.</text:p>
              <text:p><text:span text:style-name="T17">${#foo[*]}</text:span> cantidad de elementos del array $foo.</text:p>
              <text:p><text:span text:style-name="T17">${foo{#|##|%|%%}patt}</text:span><text:span text:style-name="T18"> eliminar prefijo/sufijo más corto/más largo</text:span></text:p>
              <text:p><text:span text:style-name="T17">${foo/patt/rep}</text:span> search/replace</text:p>
              <text:p><text:span text:style-name="T17">${foo{^|^^|,|,,}patt}</text:span> patt=&gt; mayúsculas/minúsculas</text:p>
            </draw:text-box>
          </draw:frame>
        </presentation:notes>
      </draw:page>
      <draw:page draw:name="page25" draw:style-name="dp1" draw:master-page-name="Closing" presentation:presentation-page-layout-name="AL4T32">
        <office:forms form:automatic-focus="false" form:apply-design-mode="false"/>
        <draw:frame presentation:style-name="pr9" draw:text-style-name="P1" draw:layer="layout" svg:width="10.955cm" svg:height="1.846cm" svg:x="0.739cm" svg:y="1.476cm" presentation:class="subtitle" presentation:user-transformed="true">
          <draw:text-box>
            <text:p text:style-name="P1"><text:span text:style-name="T19">Happy hacking!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25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Machinalis-Slide" xlink:href="Pictures/10000000000003200000025807A0AEE4.png" xlink:type="simple" xlink:show="embed" xlink:actuate="onLoad"/>
    <draw:fill-image draw:name="Machinalist-Opening" xlink:href="Pictures/10000000000003200000025860F0A872.png" xlink:type="simple" xlink:show="embed" xlink:actuate="onLoad"/>
    <draw:fill-image draw:name="Mcahinalis-Closing" xlink:href="Pictures/100000000000032000000258C37314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0000" draw:fill-image-name="Machinalis-Slide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>
        <style:tab-stops/>
      </style:paragraph-properties>
      <style:text-properties fo:font-family="'Courier 10 Pitch'" style:font-style-name="Regular" style:font-pitch="fixed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ing-background" style:family="presentation">
      <style:graphic-properties draw:stroke="none" draw:fill="bitmap" draw:fill-image-name="Machinalist-Opening" style:repeat="stretch"/>
      <style:text-properties style:letter-kerning="true"/>
    </style:style>
    <style:style style:name="Openin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pen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ing-outline1" style:family="presentation">
      <style:graphic-properties draw:stroke="none" draw:fill="none" draw:auto-grow-height="false" draw:fit-to-size="shrink-to-fit">
        <text:list-style style:name="Ope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ing-outline2" style:family="presentation" style:parent-style-name="Opening-outline1">
      <style:paragraph-properties fo:margin-top="0cm" fo:margin-bottom="0.4cm"/>
      <style:text-properties fo:font-size="28pt" style:font-size-asian="28pt" style:font-size-complex="28pt"/>
    </style:style>
    <style:style style:name="Opening-outline3" style:family="presentation" style:parent-style-name="Opening-outline2">
      <style:paragraph-properties fo:margin-top="0cm" fo:margin-bottom="0.3cm"/>
      <style:text-properties fo:font-size="24pt" style:font-size-asian="24pt" style:font-size-complex="24pt"/>
    </style:style>
    <style:style style:name="Opening-outline4" style:family="presentation" style:parent-style-name="Opening-outline3">
      <style:paragraph-properties fo:margin-top="0cm" fo:margin-bottom="0.2cm"/>
      <style:text-properties fo:font-size="20pt" style:font-size-asian="20pt" style:font-size-complex="20pt"/>
    </style:style>
    <style:style style:name="Opening-outline5" style:family="presentation" style:parent-style-name="Opening-outline4">
      <style:paragraph-properties fo:margin-top="0cm" fo:margin-bottom="0.1cm"/>
      <style:text-properties fo:font-size="20pt" style:font-size-asian="20pt" style:font-size-complex="20pt"/>
    </style:style>
    <style:style style:name="Opening-outline6" style:family="presentation" style:parent-style-name="Opening-outline5">
      <style:paragraph-properties fo:margin-top="0cm" fo:margin-bottom="0.1cm"/>
      <style:text-properties fo:font-size="20pt" style:font-size-asian="20pt" style:font-size-complex="20pt"/>
    </style:style>
    <style:style style:name="Opening-outline7" style:family="presentation" style:parent-style-name="Opening-outline6">
      <style:paragraph-properties fo:margin-top="0cm" fo:margin-bottom="0.1cm"/>
      <style:text-properties fo:font-size="20pt" style:font-size-asian="20pt" style:font-size-complex="20pt"/>
    </style:style>
    <style:style style:name="Opening-outline8" style:family="presentation" style:parent-style-name="Opening-outline7">
      <style:paragraph-properties fo:margin-top="0cm" fo:margin-bottom="0.1cm"/>
      <style:text-properties fo:font-size="20pt" style:font-size-asian="20pt" style:font-size-complex="20pt"/>
    </style:style>
    <style:style style:name="Opening-outline9" style:family="presentation" style:parent-style-name="Opening-outline8">
      <style:paragraph-properties fo:margin-top="0cm" fo:margin-bottom="0.1cm"/>
      <style:text-properties fo:font-size="20pt" style:font-size-asian="20pt" style:font-size-complex="20pt"/>
    </style:style>
    <style:style style:name="Opening-subtitle" style:family="presentation">
      <style:graphic-properties draw:stroke="none" draw:fill="none" draw:textarea-vertical-align="middle">
        <text:list-style style:name="Open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ing-title" style:family="presentation">
      <style:graphic-properties draw:stroke="none" draw:fill="none" draw:textarea-vertical-align="middle">
        <text:list-style style:name="Open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osing-background" style:family="presentation">
      <style:graphic-properties draw:stroke="none" draw:fill="bitmap" draw:fill-image-name="Mcahinalis-Closing" draw:fill-image-width="0cm" draw:fill-image-height="0cm" style:repeat="stretch"/>
      <style:text-properties style:letter-kerning="true"/>
    </style:style>
    <style:style style:name="Closin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outline2" style:family="presentation" style:parent-style-name="Closing-outline1">
      <style:paragraph-properties fo:margin-top="0cm" fo:margin-bottom="0.4cm"/>
      <style:text-properties fo:font-size="28pt" style:font-size-asian="28pt" style:font-size-complex="28pt"/>
    </style:style>
    <style:style style:name="Closing-outline3" style:family="presentation" style:parent-style-name="Closing-outline2">
      <style:paragraph-properties fo:margin-top="0cm" fo:margin-bottom="0.3cm"/>
      <style:text-properties fo:font-size="24pt" style:font-size-asian="24pt" style:font-size-complex="24pt"/>
    </style:style>
    <style:style style:name="Closing-outline4" style:family="presentation" style:parent-style-name="Closing-outline3">
      <style:paragraph-properties fo:margin-top="0cm" fo:margin-bottom="0.2cm"/>
      <style:text-properties fo:font-size="20pt" style:font-size-asian="20pt" style:font-size-complex="20pt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000000" draw:fill-image-name="Machinalis-Slide" draw:fill-image-width="0cm" draw:fill-image-height="0cm" style:repeat="stretch"/>
    </style:style>
    <style:style style:name="Mdp2" style:family="drawing-page">
      <style:drawing-page-properties draw:background-size="border" draw:fill="bitmap" draw:fill-image-name="Machinalist-Opening" style:repeat="stretch"/>
    </style:style>
    <style:style style:name="Mdp3" style:family="drawing-page">
      <style:drawing-page-properties draw:background-size="border" draw:fill="bitmap" draw:fill-image-name="Mcahinalis-Closing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Opening-backgroundobjects">
      <style:graphic-properties draw:stroke="none" draw:fill="none" draw:fill-color="#ffffff" draw:auto-grow-height="false" fo:min-height="1.449cm"/>
    </style:style>
    <style:style style:name="Mpr4" style:family="presentation" style:parent-style-name="Opening-backgroundobjects">
      <style:graphic-properties draw:stroke="none" draw:fill="none" draw:fill-color="#ffffff" draw:auto-grow-height="false" fo:min-height="1.397cm"/>
    </style:style>
    <style:style style:name="Mpr5" style:family="presentation" style:parent-style-name="Opening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losing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osing-backgroundobjects">
      <style:graphic-properties draw:stroke="none" draw:fill="none" draw:fill-color="#ffffff" draw:auto-grow-height="false" fo:min-height="1.397cm"/>
    </style:style>
    <style:style style:name="Mpr8" style:family="presentation" style:parent-style-name="Closin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ening" style:page-layout-name="PM1" draw:style-name="Mdp2">
      <draw:frame presentation:style-name="Opening-title" draw:layer="backgroundobjects" svg:width="25.19cm" svg:height="3.507cm" svg:x="1.399cm" svg:y="0.838cm" presentation:class="title" presentation:placeholder="true">
        <draw:text-box/>
      </draw:frame>
      <draw:frame presentation:style-name="Opening-outline1" draw:layer="backgroundobjects" svg:width="25.19cm" svg:height="13.863cm" svg:x="1.399cm" svg:y="4.915cm" presentation:class="outline" presentation:placeholder="true">
        <draw:text-box/>
      </draw:frame>
      <draw:frame presentation:style-name="Mpr3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Opening-title" draw:layer="backgroundobjects" svg:width="13.959cm" svg:height="10.475cm" svg:x="3.815cm" svg:y="2.123cm" presentation:class="page"/>
        <draw:frame presentation:style-name="Opening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3">
      <draw:frame presentation:style-name="Closing-title" draw:layer="backgroundobjects" svg:width="25.19cm" svg:height="3.507cm" svg:x="1.399cm" svg:y="0.838cm" presentation:class="title" presentation:placeholder="true">
        <draw:text-box/>
      </draw:frame>
      <draw:frame presentation:style-name="Closing-outline1" draw:layer="backgroundobjects" svg:width="25.19cm" svg:height="13.863cm" svg:x="1.399cm" svg:y="4.915cm" presentation:class="outline" presentation:placeholder="true">
        <draw:text-box/>
      </draw:frame>
      <draw:frame presentation:style-name="Mpr6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losing-title" draw:layer="backgroundobjects" svg:width="13.959cm" svg:height="10.475cm" svg:x="3.815cm" svg:y="2.123cm" presentation:class="page"/>
        <draw:frame presentation:style-name="Closing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2T20:58:32</meta:creation-date>
    <meta:editing-duration>PT18H10M33S</meta:editing-duration>
    <meta:editing-cycles>15</meta:editing-cycles>
    <dc:date>2011-05-13T19:40:30</dc:date>
    <meta:generator>LibreOffice/3.3$Linux LibreOffice_project/330m19$Build-202</meta:generator>
    <meta:document-statistic meta:object-count="153"/>
  </office:meta>
</office:document-meta>
</file>